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P1" style:family="paragraph" style:parent-style-name="Normal">
      <style:paragraph-properties fo:text-align="center"/>
    </style:style>
    <style:style style:name="P2" style:family="paragraph" style:parent-style-name="Normal">
      <style:paragraph-properties fo:text-align="right"/>
    </style:style>
  </office:automatic-styles>
  <office:body>
    <office:text>
      <text:p text:style-name="P1">Stories From Outside Your Window, 0</text:p>
      <text:p text:style-name="P1"/>
      <text:p text:style-name="P1">Part 1: Kyuukurarin</text:p>
      <text:p text:style-name="P1"/>
      <text:p text:style-name="P1">•</text:p>
      <text:p text:style-name="P1">Node 0: Hello, World</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left unfinished there. Maybe, after sitting in front of it all night long, her backpack had done it for her. An essay, was it?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Node 1: “I’m fine, and you?”</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how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text:p>
      <text:p text:style-name="Normal">“...”</text:p>
      <text:p text:style-name="Normal">Anxiously, she wondered. She didn’t have to search for long: the answer was written all over her heart. But, putting it into words, then letting those words out... Even just thinking about it was nerve-racking, would she actually do it? Could she?</text:p>
      <text:p text:style-name="Normal">Just then, “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you’d noticed her distress, but it was also unusual for you to misunderstand her. Not that she was criticis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looking her dead in the eye, “let’s make a group, you and me.”</text:p>
      <text:p text:style-name="Normal">“...Huh?!”</text:p>
      <text:p text:style-name="Normal"><text:span text:style-name="T1">Huh?! W-wait! No! I can’t! I’m not ready!! W-we’ve never even shook hands yet...!! </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
      <text:p text:style-name="Normal"><text:span text:style-name="T1">So... This means... </text:span>that her brain must have failed to process a very important exchange you two had. That, or she crossed the point of no return in her fantasies and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 But it’s all a dream... </text:span>Full of resolve, *SMACK!!* she slapped herself awake. And yet,</text:p>
      <text:p text:style-name="Normal">“Ouch...” <text:span text:style-name="T1">It hurts...! </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funny, you know?”</text:p>
      <text:p text:style-name="Normal">Her head drooped to the side and she chuckled in resignation (she’d given up on herself), “hehe... I’m a real clown aren’t I...”</text:p>
      <text:p text:style-name="Normal">“Oh, I don’t mean it in a bad way. It’s more like... I don’t get bored when I’m around you. I mean,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Perhaps because of the sudden acceleration, the corners of her mouth were getting pushed back all the way to her ears, and it took all of her self-restraint to stop herself from making the widest grin these lands had ever witnessed.</text:p>
      <text:p text:style-name="Normal">“Thanks...”</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d chickened out.</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 I’ll stay here a little longer, go ahead if you want.”</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ancient Greek tragedies, the more she tried to escape her fate, the more she got trapped in it. So many scenarios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text:span text:style-name="T1">you know, I’ve been empty inside since long before you stole my heart. But, if you’re fine with that, then I want you to keep it, and in exchange, I want to treasure yours.</text:span></text:p>
      <text:p text:style-name="Normal"/>
      <text:p text:style-name="P1">•••</text:p>
      <text:p text:style-name="P1">Node 2: One small connectio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at back on her bed again.</text:p>
      <text:p text:style-name="Normal">“...”</text:p>
      <text:p text:style-name="Normal">Then she got bored of that, so she started walking around aimlessly. Little by little, her room was growing dark, She welcomed that darkness, she welcomed its silent company. It wasn’t noisy and intrusive like sunlight, and it would politely go away if she just turned the lights on. So she didn’t turn the lights on. Instead, she went to whence the darkness cam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serene,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the night, running across and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P1">Node 3: Freshly baked croissant</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near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had some pudding herself. She got around doing just that, and thankfully there was some of it left in the kitchen.</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ll be late for school,”</text:p>
      <text:p text:style-name="Normal">And leisurely got ready to go.</text:p>
      <text:p text:style-name="Normal">Before she opened the front door to leave, she took a deep breath. Whatever the world was going to throw at her today, she wanted to be ready for it. <text:span text:style-name="T1">I’ll take extra good care of you, </text:span>she repeated to herself, <text:span text:style-name="T1">no matter what.</text:span> Such was her resolve as she stepped outside.</text:p>
      <text:p text:style-name="Normal">“...”</text:p>
      <text:p text:style-name="Normal">Then she stepped right back in. But who could blame her? She did just get an incredible idea, after all, and making it real required all the coins she’d left on her desk, <text:span text:style-name="T1">just to be safe. </text:span>And lo, hands in her pockets and pleased with herself, she hummed her way to the bus stop.</text:p>
      <text:p text:style-name="Normal">That was the plan anyway. It really was a shame that plans never seemed to survive contact with the enemy, which in her case happened to be reality. She had to stop dead in her tracks, when she saw <text:span text:style-name="T1">you</text:span> at the bus stop.</text:p>
      <text:p text:style-name="Normal"><text:span text:style-name="T1">Eh?! Why are you...?</text:span></text:p>
      <text:p text:style-name="Normal">Well, all things considered, maybe she shouldn’t be <text:span text:style-name="T1">this</text:span> surprised. The best delusions were those that just might come true, that was something she’d subconsciously understood, and one of her favourites scenarios to imagine was going to school with you. <text:span text:style-name="T1">Oh, yeah, I’d almost forgotten, </text:span>the two of you did use to commute together, before she started living in her own personal time zone. <text:span text:style-name="T1">That was how we first met, wasn’t it? </text:span>Back then, she didn’t really care about you. In fact, she used to think you were annoying. <text:span text:style-name="T1">Right... </text:span>You were the most talkative person she’d ever met, so much so that every time she got off the bus her head would be spinning so badly it was a miracle she’d never started flying like a helicopter. <text:span text:style-name="T1">I had to spend entire afternoons in bed because of those headaches... But even so, </text:span>even then, she was glad to have you, she was glad to have someone to talk to. <text:span text:style-name="T1">You were still annoying though.</text:span></text:p>
      <text:p text:style-name="Normal">And as those memories resurfaced, as they quietly invaded her mind, she felt a little more at ease. <text:span text:style-name="T1">Are you still the same as back then? </text:span>Probably. If anyone had changed, it was her. Just like that, for some reason, walking up to you didn’t feel so daunting anymore. <text:span text:style-name="T1">You know, you should be in class at this hour. How irresponsible of you.</text:span></text:p>
      <text:p text:style-name="Normal">By the looks of it, you’ve had the bus stop all to yourself: you had your backpack by your side, an open book in your hands, and a dreamy look in your eyes. Whatever you were reading, whichever world you were in, you were lost in it. So much so that you didn’t notice her approach at all. On one hand, that made her pout. On the other, it allowed her to sit down right next to you without asking. And, on second thought, she was glad. <text:span text:style-name="T1">Your face is so close. </text:span>Without thinking, she brought her lips next to your ears.</text:p>
      <text:p text:style-name="Normal">“What are you reading?”</text:p>
      <text:p text:style-name="Normal">“?!” You jolted back.</text:p>
      <text:p text:style-name="Normal">“Yo!” She made a peace sign with her fingers.</text:p>
      <text:p text:style-name="Normal">Your startled face gave way to an annoyed expression, “you did that on purpose didn’t you?”</text:p>
      <text:p text:style-name="Normal">“Yup!” Just as you had, yesterday.</text:p>
      <text:p text:style-name="Normal">Her forwardness stunned you some more, and in the end you could only sigh in resignation.</text:p>
      <text:p text:style-name="Normal">“...</text:p>
      <text:p text:style-name="Normal">“... Good morning.”</text:p>
      <text:p text:style-name="Normal"><text:span text:style-name="T1">Mm? </text:span>That was an unusually apathetic response, coming from you. Even more uncharacteristic, instead of trying to make small talk you sank right back into your book. </text:p>
      <text:p text:style-name="Normal">“...”</text:p>
      <text:p text:style-name="Normal">She’d never seen you like this. Could it be that just like her, you were a different person in and out of school? That felt improbable. <text:span text:style-name="T1">In that case,</text:span></text:p>
      <text:p text:style-name="Normal">“Is something wrong?”</text:p>
      <text:p text:style-name="Normal">You glanced at her before diving back in your story, but she also knew you weren’t so cold as to ignore her.</text:p>
      <text:p text:style-name="Normal">“Yeah, you could say that.”</text:p>
      <text:p text:style-name="Normal">“... I see.” Truth be told, she was hoping for a ‘no, I’m fine,’ because now she had no idea what to do. “Do you wanna... talk about it?” So she just said whatever came to mind.</text:p>
      <text:p text:style-name="Normal">“Would you be offended if I said no?”</text:p>
      <text:p text:style-name="Normal">“... No. I prefer digesting my problems alone too. Take your time.” What a strange way to put it, she thought so herself, but it was descriptive of her feelings.</text:p>
      <text:p text:style-name="Normal">“Thanks.”</text:p>
      <text:p text:style-name="Normal">“Do you mind if I keep you company?”</text:p>
      <text:p text:style-name="Normal">“... No.”</text:p>
      <text:p text:style-name="Normal">“... Do you mind if I read over your shoulder?”</text:p>
      <text:p text:style-name="Normal">“... No.”</text:p>
      <text:p text:style-name="Normal">It was a strange turn of events, but it was how you two ended up reading your time away while waiting for the bus —she, adjusting to your reading speed, and you, taking more time before flipping each page. It was also curious, how you two were sharing the experience of being alone, together. It wasn’t unpleasant. Maybe that was why, when the bus did arrive, neither of you made an effort to get on it. Still, it did prompt you to wonder:</text:p>
      <text:p text:style-name="Normal">“Why didn’t you take it?”</text:p>
      <text:p text:style-name="Normal">“Didn’t feel like it. And besides, I’m used to being late. What about you?”</text:p>
      <text:p text:style-name="Normal">You raised your eyes to the sky, and after a few seconds of thought, “didn’t feel like it either,” you smiled.</text:p>
      <text:p text:style-name="Normal">“Ah! You finally smiled!”</text:p>
      <text:p text:style-name="Normal">“Hm? I always smile though?”</text:p>
      <text:p text:style-name="Normal">She tilted her head, “? Just now you were as cheerful as a dead fish though.”</text:p>
      <text:p text:style-name="Normal">“Oh, that...”</text:p>
      <text:p text:style-name="Normal">“Should I pretend it didn’t happen?”</text:p>
      <text:p text:style-name="Normal">“Thanks, but you don’t have to. It’s not a big deal, it was just a little existential crisis. And, I don’t like to act like something didn’t happen.”</text:p>
      <text:p text:style-name="Normal">That piqued her interest, “... What kind?”</text:p>
      <text:p text:style-name="Normal">“?”</text:p>
      <text:p text:style-name="Normal">“What kind of crisis was it? What did you worry about?”</text:p>
      <text:p text:style-name="Normal">You hesitated for a second, and, at the end of an invisible internal debate, you decided to speak your mind:</text:p>
      <text:p text:style-name="Normal">“I was just wondering whether life has any meaning, whether mine is worth living or not. Not that I plan on doing anything about it, not even sure if I can. I guess it’s a pretty meaningless question, in the end.”</text:p>
      <text:p text:style-name="Normal">“... You’re weird,” she smiled.</text:p>
      <text:p text:style-name="Normal">“I don’t want to hear that from you.” (-_-* )</text:p>
      <text:p text:style-name="Normal"> Still, her smile stayed, “I’m glad. I thought I was the only one who worried about that kind of thing, I thought everyone had it all figured out, so... I’m glad even someone as incredible as you worries about that.” Maybe her gladness was contagious, because it seemed to have infected you. This gave her a little courage, “you know, before running into you, I was thinking of going to a café to have a nice <text:span text:style-name="T1">(second)</text:span> breakfast. Wanna come with me? I’ll treat you.”</text:p>
      <text:p text:style-name="Normal">You looked amused by the idea, “sure, I’ll go. I’ll pay for myself though.” And, as an afterthought, “what about school?”</text:p>
      <text:p text:style-name="Normal">“It can wait, it’s not going anywhere. Although, it would be fun if it did.”</text:p>
      <text:p text:style-name="Normal">A school that walked about during lessons, now that would be a great idea; she might even make an effort to attend it, although she’d definitely spend most of her time staring out the window, at the slowly changing scenery. With that image filling her mind, she got up and offered you a hand.</text:p>
      <text:p text:style-name="Normal">“?” That last act left you looking at her puzzled.</text:p>
      <text:p text:style-name="Normal"><text:span text:style-name="T1">Right... people don’t need help to get up, not from a seat... Why am I such an idiot? </text:span>She internally facepalmed, and hesitantly, awkwardly started retracting her hand while muttering “ah, um, sorry, my bad.” What she hadn’t expected was that you’d take her hand, and accept her help.</text:p>
      <text:p text:style-name="Normal">“Thanks,” there was sincerity in your voice.</text:p>
      <text:p text:style-name="Normal">Your hand was so soft, its touch was so warm, she felt a bit sad when you let go.</text:p>
      <text:p text:style-name="Normal">“Yeah, sorry...”</text:p>
      <text:p text:style-name="Normal">“? Don’t be, I really am grateful you know. I feel better now. So, where are we going?”</text:p>
      <text:p text:style-name="Normal">It wouldn’t do to get depressed now, so she pulled herself together and led the way. And, besides, she did want to see you happy,</text:p>
      <text:p text:style-name="Normal">“To a place that makes croissants that are to d-... live for, that will make you believe life has a purpose.”</text:p>
      <text:p text:style-name="Normal">“... And what would that purpose be?” you challenged her.</text:p>
      <text:p text:style-name="Normal">“Eating croissants.”</text:p>
      <text:p text:style-name="Normal">“Oh, nice.”</text:p>
      <text:p text:style-name="Normal">“Right? By the way, what’s the title of that book you were reading?”</text:p>
      <text:p text:style-name="Normal"/>
      <text:p text:style-name="P1">•• ••</text:p>
      <text:p text:style-name="P1">Node 4: What’s a friend?</text:p>
      <text:p text:style-name="P1"/>
      <text:p text:style-name="Normal">Did you know that she’d lied to you? <text:span text:style-name="T1">Probably not yet. </text:span>She never left her room in the first place, there was no way she knew of any place that made croissants. Her original plan had been to coddiwomple to some great café; she just so happened to have dragged you in it without telling you. She did it because she wanted to cheer you up, and this end made her feel less guilty than usual about the means<text:span text:style-name="T1">.</text:span></text:p>
      <text:p text:style-name="Normal">So, she really was just going on an aimless walk with you, either until you noticed what was up, or until she got lucky and found a nice looking place. Those, or until she grew tired of walking. That was the likeliest outcome.</text:p>
      <text:p text:style-name="Normal">“Say, how athletic are you?” Then again, it also wouldn’t do if you were the one to get tired first, so she had to ask.</text:p>
      <text:p text:style-name="Normal">“Hm... Not very. I’m pretty much a shut-in, and I don’t go to the gym or anything.”</text:p>
      <text:p text:style-name="Normal"><text:span text:style-name="T1">Huh?! You, a shut-in??</text:span></text:p>
      <text:p text:style-name="Normal">“What’s with that face... Is it that shocking?”</text:p>
      <text:p text:style-name="Normal">You’d just shattered the extrovert image she had of you, “of course it’s shocking!” She nodded gravely to herself, “so... You don’t go out with friends and stuff...?”</text:p>
      <text:p text:style-name="Normal">“Not really... Only about once a week, in the weekend.”</text:p>
      <text:p text:style-name="Normal">... ( ,,⩌'︿'⩌,,) → （￣へ￣） → "( – ⌓ – ) ← [approximate evolution of her facial expression over the last five seconds]</text:p>
      <text:p text:style-name="Normal">“Apologise to all shut-ins in the world, starting from me.” Her tone left no room for discussion.</text:p>
      <text:p text:style-name="Normal">“Ah... I’m sorry ma’am,” then, bowing to all cardinal directions, “sorry, everyone.”</text:p>
      <text:p text:style-name="Normal">Putting that aside, cafés were surprisingly rare around here, and she was starting to worry whether you’d find one at all. But just as this trace of concern reared its head in her heart,</text:p>
      <text:p text:style-name="Normal">“What a nice morning,” you’d turned your gaze to the sky, “I’m glad we’re out here enjoying it instead of being cooped up in a classroom”. You had your hands in your pockets, tranquility in your voice, and not a care in the world. You were a aloha shirt and pair of flip flops short of looking like you were going to the beach. And, after staring at you for a second, she decided: however you were feeling right now, she wanted in.</text:p>
      <text:p text:style-name="Normal">So, she stopped, stretched her arms with a “Mmm~~”, took a deep breath, and let all her worries out with a “Phew~”. The air was fresh; it smelled of spring alright. Her steps felt lighter, the sky felt wider, and the streets felt less busy. <text:span text:style-name="T1">Come to think of it, </text:span>there weren’t that many people going around in the first place. She hadn’t noticed how serene today was.</text:p>
      <text:p text:style-name="Normal">“Yeah. It’s the perfect weather to get absolutely nothing done,” she answered.</text:p>
      <text:p text:style-name="Normal">“Right?”</text:p>
      <text:p text:style-name="Normal">When you passed by a convenience store, “do you mind if we go in? I wanna grab something to eat,” she pointed a thumb at it.</text:p>
      <text:p text:style-name="Normal">You raised an eyebrow, “aren’t we getting croissants anyway?”</text:p>
      <text:p text:style-name="Normal">“Oh, um, yeah, but it’s still some distance away and uh, there’s something I wanna get here,” were you starting to suspect something? <text:span text:style-name="T1">Hopefully not. </text:span>Either way, you didn’t oppose her request and the two of you went in together. Her decision immediately paid off when you entered the snack aisle, because she’d never seen you as excited as when you discovered they were selling limited-edition super spicy potato chips here, “hu~h... Didn’t know you were into those.”</text:p>
      <text:p text:style-name="Normal">“I love spicy stuff! I don’t know how to explain it, but it’s like the pain makes me feel alive!”</text:p>
      <text:p text:style-name="Normal">“... What a weird guy,” she mumbled not so subtly.</text:p>
      <text:p text:style-name="Normal">“Like you’re one to talk,” you fired back.</text:p>
      <text:p text:style-name="Normal"><text:span text:style-name="T1">Yeah, fair enough, </text:span>she conceded with a nod.</text:p>
      <text:p text:style-name="Normal">As for herself, she took a bag of classic chips, and of course you had to make a comment about how plain her taste was, which led to her having to explain the charm and appeal of the one and only original experience for all potato chips, as opposed to all those uselessly flashy and overly chemical flavours they’ve been making up over the years. This sparked a short debate that ended with an “ah, em, n-no thanks” when you suggested she should try the super spicy chips.</text:p>
      <text:p text:style-name="Normal">So, while peace did return, it didn’t last long, as soon after you two started bickering over which was better between lemon and peach-flavoured iced tea. Thankfully, a ceasefire was achieved at the checkout, when you both agreed that a packet of strawberry chewing gums would be great and she took one you’d share. A definitive reconciliation was brought about when, out of nowhere, you decided to pay for everything, in spite of her weak protests (she’d tried her best); this had completely disarmed her.</text:p>
      <text:p text:style-name="Normal">That was why, as you exited the convenience store, she couldn’t even try to make conversation. And, she would be lying if she’d claimed that the patch of silence you walked afterwards didn’t feel slightly awkward.</text:p>
      <text:p text:style-name="Normal">“...”</text:p>
      <text:p text:style-name="Normal">Since she supposedly knew where to find the café, she was the one leading the way, and out of curiosity she took a peek at you to see how you were dealing with this atmosphere.</text:p>
      <text:p text:style-name="Normal">“’Sup?” But, well, you neither knew nor cared that you were supposed to feel awkward.</text:p>
      <text:p text:style-name="Normal"><text:span text:style-name="T1">Sigh... Guess I’m the idiot for worrying over this, </text:span>“nothing. Want some chewing gums?”</text:p>
      <text:p text:style-name="Normal">“Sure, thanks.”</text:p>
      <text:p text:style-name="Normal">Just like that, the silence felt a little more comfortable. With a little more comfort came a little more perspective, and with a little more perspective she could see that the world around you was livelier than she’d thought. Birds chirped freely hidden in the trees you were passing under, leaves fluttered and rustled as winds became more frequent, and the dog of a passer-by was so cute and so friend-shaped that you both had to stop to ask to pet it. And before long, before either of you noticed, you’d also joined in on the mundane symphony of daily life:</text:p>
      <text:p text:style-name="Normal">*Pop!* one of you would go and</text:p>
      <text:p text:style-name="Normal">*Pop!* the other would respond. Those were the sound of bubble gum popping. Only, somewhen into it, the exchange had evolved into a contest of who could make the bigger bubbles. <text:span text:style-name="T1">I’m definitely not gonna lose. </text:span>Except she was losing, and she thought it was fascinating how the bigger your bubbles were and the wider your smirk was, the more she wanted to slap you. It was only natural that at some point she started poking your sides, interrupting you mid-inflation. And, since you couldn’t let that slide and fought fire with fire, the contest quickly turned into a mind-game, with each of you protecting your sides while waiting for the other to start blowing a bubble. This went on for what felt like an hour (it lasted about ten minutes), and then you came across a small playground.</text:p>
      <text:p text:style-name="Normal">“I’m getting tired.”</text:p>
      <text:p text:style-name="Normal">“Yeah, my feet are starting to hurt.”</text:p>
      <text:p text:style-name="Normal">It didn’t much matter who’d spoken first, you were thinking the same thing. Without another word, you both went in and sat on either seat of the swing, letting out the short sigh of stamina-less people.</text:p>
      <text:p text:style-name="Normal">“Is the café still far?” you asked,</text:p>
      <text:p text:style-name="Normal">“Dunno,” she casually let slip.</text:p>
      <text:p text:style-name="Normal">“I see...” A cool breeze blew by, and a siren could be heard in the distance. But, when things quieted down again, “hold on, what do you mean you don’t know?”</text:p>
      <text:p text:style-name="Normal">She stole a glance at you, then looked straight down at her shoes, “n-nice weather today, right?”</text:p>
      <text:p text:style-name="Normal">Unfortunately her diversion failed to divert anything, and quite the opposite, it seemed to have helped you sense that something was off:</text:p>
      <text:p text:style-name="Normal">“... Are we... lost or something?”</text:p>
      <text:p text:style-name="Normal">“Well...” <text:span text:style-name="T1">Technically, yeah, I don’t know where we are, </text:span>but they could always retrace their steps. There was a bigger issue than that. There was something that was more important to her. <text:span text:style-name="T1">You know, despite how much I do it, I hate lying to you, so</text:span> “um...” For once, just for once, she wanted to let her true self speak. “...” No fabrications nor personas to shield her, to keep you out. “...It’s not that we’re lost,” she turned to you with a smile that was supposed to be apologetic but instead probably just looked stupid, and mumbled “it’s more like... The café doesn’t exist? Ahahah...” Why did she put it in question form? And what was up with that nervous laugh?</text:p>
      <text:p text:style-name="Normal">Meanwhile you looked genuinely confused by this information, “... you mean, it closed down...?”</text:p>
      <text:p text:style-name="Normal">“No no, it just... Never existed...” She did not know whence embarrassment originated, but right now she could tell it accumulated on people’s faces, making them red and fogging up their mind.</text:p>
      <text:p text:style-name="Normal">The surprise on your face gave way to realisation as you started processing just what had happened in this last hour, and a minute into your thoughts, you grinned, and your grin quickly turned into a muffled laughter that you tried to hide from her. At the end of it, you smiled at her bright as the sun and simply said “Wow!”; it seemed it was your turn to confuse her, “I knew it, being with you really is fun.”</text:p>
      <text:p text:style-name="Normal">“You... aren’t angry at me?”</text:p>
      <text:p text:style-name="Normal">“? Why would I be? You just gave me one heck of a story to tell. And... Well... You are making my morning, so...” Maybe it was just her impression, but you looked slightly abashed as you said that last sentence. “In any case, I don’t have a reason to be angry at you, do I?”</text:p>
      <text:p text:style-name="Normal">She blinked once, twice, then “phew...” sighed the biggest sight of relief. “Hey... Can I make excuses?”</text:p>
      <text:p text:style-name="Normal">“Yeah,” you nodded gently.</text:p>
      <text:p text:style-name="Normal">“I’ve always thought of you as a bright, cheerful person so, when I saw you earlier at the bus stop and you looked so... down, I wanted to help you in some way, in any way, and, it just so happened I wanted to stumble across a great café today, so I thought I’d take you along...”</text:p>
      <text:p text:style-name="Normal">There was a brief moment of silence, and you broke it:</text:p>
      <text:p text:style-name="Normal">“You’re a kind person, aren’t you?”</text:p>
      <text:p text:style-name="Normal">She didn’t know about that, so she didn’t answer. You didn’t seem to mind that,</text:p>
      <text:p text:style-name="Normal">“If I ever feel down again, I’ll tell you. And... You don’t need to lie to me; I trust you so, you can trust me too, okay?”</text:p>
      <text:p text:style-name="Normal">That was easier said than done, and with all the courage she had this morning now exhausted, a barely audible “mm” was all she could manage to answer. <text:span text:style-name="T1">But,</text:span> <text:span text:style-name="T1">since it’s you, I know you’ll understand. </text:span>And she was right. You looked satisfied with her response, and got up from the swing, stretched your arms with a “Mm~~” and, offering a hand to her:</text:p>
      <text:p text:style-name="Normal">“Shall we go look for your imaginary café?”</text:p>
      <text:p text:style-name="Normal">“... Yeah.” Of course, she took your hand, and this time, she had no intentions of letting go.</text:p>
      <text:p text:style-name="Normal"/>
      <text:p text:style-name="P1">•• • ••</text:p>
      <text:p text:style-name="P1">Node 5: Empty seat</text:p>
      <text:p text:style-name="P1"/>
      <text:p text:style-name="Normal">“Tell me, what would you have done in my place?” she asked the alarm clock.</text:p>
      <text:p text:style-name="Normal">“*RIIIIING RIIIIING RIIIIING*” <text:s text:c="1"/>it answered.</text:p>
      <text:p text:style-name="Normal">She couldn’t quite make out what it said.</text:p>
      <text:p text:style-name="Normal">“*RIIIIING RIIIIING RIIIIING*” it elaborated.</text:p>
      <text:p text:style-name="Normal"><text:span text:style-name="T1">Nope. I still don’t get it.</text:span></text:p>
      <text:p text:style-name="Normal">“*RIIIIING RIIIIING RII-tap*”</text:p>
      <text:p text:style-name="Normal"><text:span text:style-name="T1">... It’s frustrating, not being able to understand people</text:span>. Not others, not <text:span text:style-name="T1">you</text:span>, and certainly not herself.</text:p>
      <text:p text:style-name="Normal">Yesterday hadn’t been a dream. Or, at the very least, it was as real as her feeling of regret. <text:span text:style-name="T1">How did things end up like that...? Why do I always end up like that...?</text:span></text:p>
      <text:p text:style-name="Normal">She hadn’t moved much ever since she’d cocooned herself in bed; now that she’d tapped the alarm silent, she went back to looking at the ceiling.</text:p>
      <text:p text:style-name="Normal">“... Did you know?” She wasn’t addressing anyone in particular, perhaps she was talking to herself, perhaps she was hoping someone would overhear her, “if I were to die now, I’d have nothing but regrets.”</text:p>
      <text:p text:style-name="Normal"><text:span text:style-name="T1">...</text:span></text:p>
      <text:p text:style-name="Normal">There was silence. Even if the walls and ceiling did have a mouth, what could they say to that? If even she didn’t know the first thing about herself, what chance did they have? What could they know? What’s more, whether she liked it or not, this silence, she’d built it around herself, she’d crafted it with her own two hands, by keeping them in her pockets her whole life. <text:span text:style-name="T1">I’m a coward, that’s how things ended up like this. I’m a lost cause, aren’t I?</text:span></text:p>
      <text:p text:style-name="Normal">But even so, the sun rose. Even so, light still rained through the shutters, flooding her room with a new day, a new chance. Today was another opportunity to talk to you.</text:p>
      <text:p text:style-name="Normal">That was why after much groaning, stuffing her face in her pillow, fantasizing about what could have been and the subsequent self-loathing, she did get up from her bed. <text:span text:style-name="T1">I want to see you.</text:span></text:p>
      <text:p text:style-name="Normal">As usual, her morning struggles would cause her to be late for school. Unusually, the main culprit had an accomplice today: part of her wanted to leave the house at around the same time she’d done yesterday, so that she may reach the bus stop at around the same time as yesterday; she did just that. However, today isn’t yesterday, and <text:span text:style-name="T1">you</text:span> weren’t reading a book at the bus stop. <text:span text:style-name="T1">Figures... You’re never late in the first place, I’m the idiot for getting my hopes up.</text:span></text:p>
      <text:p text:style-name="Normal">Without a partner-in-crime, crimes didn’t feel appealing, and quietly she boarded the arriving bus. As she got in and took a seat, she couldn’t help but remember how the two of you ended up doing the same thing, less than twenty-four hours ago: imaginary cafés had that bad habit of being imaginary, and real ones just didn’t tickle your fancy as idealised ones did. And so, just before the bus’ doors closed, she visualised two tired-looking students coming in, having resigned themselves to going to school. But despite how dejected they looked initially, all throughout the ride they were talking about everything and nothing, and one of them even had a coughing fit after trying what seemed to be super spicy potato chips. <text:span text:style-name="T1">That was fun</text:span>, she smiled, <text:span text:style-name="T1">but I really can’t wrap my head around your tastes at all, you know. I wish you’d explain them to me soon...</text:span></text:p>
      <text:p text:style-name="Normal">This wish sowed a curious seed in her heart: it sprouted as soon as she got off the bus, and a tiny flower made up of excitement and nervousness grew with every step that took her closer to her classroom. <text:span text:style-name="T1">How strange... </text:span>Usually, when she felt nervous, her first instinct was to run away from the source of her unease, not walk towards it<text:span text:style-name="T1">. I see, nervousness comes in different flavours, then. </text:span>Now that she reached the door, and now that it also had a flower to care for, her heart was working as fast as it reasonably could.</text:p>
      <text:p text:style-name="Normal">But, when she did open the door, when she did go in, her heart was immediately stopped, and the flower was immediately trampled by the deafening emptiness of your seat.</text:p>
      <text:p text:style-name="Normal"><text:span text:style-name="T1">...</text:span></text:p>
      <text:p text:style-name="Normal"><text:span text:style-name="T1">... Where...?</text:span></text:p>
      <text:p text:style-name="Normal">“*Ahem* You’re late!” Only with that did she notice the teacher glaring at her.</text:p>
      <text:p text:style-name="Normal">“I-I’m really sorry ma’am, I missed the bus again!” As she bowed her head, she couldn’t help but notice how everyone was staring: a few seemed amused, some had a face that said “again?”, and the silent majority looked on with disinterest.</text:p>
      <text:p text:style-name="Normal">“Sigh, never mind the excuses, just take your seat and pay attention; we’ve started a new topic today.”</text:p>
      <text:p text:style-name="Normal">She nodded and complied. Or at least, she tried to. She could only pay so much attention when there were two elephants in the room. The first elephant was relatively small: one look at the blackboard was enough to tell that this was the maths class, but there wasn’t much else that she could understand. She took out a notebook and tried to follow, but she was so behind in her studies that she might as well be writing down hieroglyphs. She was used to this though. The second elephant was the real problem.</text:p>
      <text:p text:style-name="Normal"><text:span text:style-name="T1">Did you know? </text:span>School was a blessing in a curse to her. A curse, because she hated it here, and a blessing because, by some stroke of luck, she was your neighbour to the right. So, of course, if the blessing was taken away, all that was left was </text:p>
      <text:p text:style-name="Normal"><text:span text:style-name="T1">That it’s not fun, being no one’s neighbour.</text:span></text:p>
      <text:p text:style-name="Normal"/>
      <text:p text:style-name="Normal">As the bell sounded the start of fifteen minutes of recess, she couldn’t help but wonder if and how she could go home. She let out a short sigh, crossed her arms on her desk, and rested her head on top of them; she didn’t particularly like pretending to sleep, but it was the best thing to do in these circumstances, so she closed her eyes.</text:p>
      <text:p text:style-name="Normal"><text:span text:style-name="T1">If and how to go home...</text:span> “If” should have never been a question in the first place, her mind should have been all about the “how”.</text:p>
      <text:p text:style-name="Normal">“...”</text:p>
      <text:p text:style-name="Normal">And yet, just as she couldn’t keep her eyes closed, just as she had to peek at the empty seat beside her, she couldn’t help but hope that you would just be incredibly late, today.</text:p>
      <text:p text:style-name="Normal">Nevertheless,</text:p>
      <text:p text:style-name="P2">“Did you watch the news? Apparently they’re opening an amusement park nearby.”</text:p>
      <text:p text:style-name="P2">“Huh? For real?”</text:p>
      <text:p text:style-name="P2">“Yeah yeah, they say they’ve got the fastest ride in the country! We *have* to try it out!”</text:p>
      <text:p text:style-name="Normal">conversations like that filled the air; with or without you, this classroom was full of life. All the more reason for her to feign being asleep. <text:span text:style-name="T1">An amusement park...</text:span> She’d gone to one once with her parents, when she was little. <text:span text:style-name="T1">Will I ever step foot into one again?</text:span> She searched for who’d brought up the topic, and found that it was a classmate who’d tried to befriend her at the beginning of the year. <text:span text:style-name="T1">Tried, huh? </text:span>A whole bunch of people had tried talking to her in the beginning, and she’d tried her best to get on their wavelength, <text:span text:style-name="T1">so why did it all amount to nothing? </text:span>It would always amount to nothing, <text:span text:style-name="T1">how strange...</text:span></text:p>
      <text:p text:style-name="Normal">She didn’t need to scan the room to know that everyone had joined their own friend groups, the sea of chatters drowning her ears was enough to tell. There was no way anyone could sleep in this kind of environment, not even if they were faking it. Thus, with nothing better to do, she reached for her phone. Not that there was anything interesting on it, it really was just an alternative to doing nothing. Then there was a *bop!*, and she turned towards the source of the noise: someone had opened a bag of potato chips, and now they were sharing it among friends. Somewhere else, someone started laughing out loud, and somehow the general hubbub intensified. She wished recess would end soon.</text:p>
      <text:p text:style-name="Normal">“...”</text:p>
      <text:p text:style-name="Normal">Only, she was all too aware that <text:span text:style-name="T1">Time flows differently when it finds a companion.</text:span></text:p>
      <text:p text:style-name="Normal">She believed that despite how long it has been around, Time actually really was childish at heart. Because it was so unique, it probably never had anyone it could just talk to or confide in. <text:span text:style-name="T1">It’s probably very lonely. </text:span>So, whenever it saw people having fun and enjoying themselves with friends, it would probably get jealous and try to pass as quickly as it could. But, when it found someone like it, it would sit down and, maybe out of sympathy, maybe in the vain hopes of making a friend, it would stay by their side, <text:span text:style-name="T1">and</text:span> <text:span text:style-name="T1">for that someone, time would feel slower than usual.</text:span></text:p>
      <text:p text:style-name="Normal">That was why, to escape from it all, she got up to wash her face in the restroom. Thankfully, the water was frigid and the place empty, however she also knew this peace wouldn’t last, <text:span text:style-name="T1">not at this hour</text:span>. She wanted a haven, she wanted a solitude that didn’t come with pain, and as she raised her eyes to the mirror and met the gaze of the girl in it, an idea came to mind:</text:p>
      <text:p text:style-name="Normal"><text:span text:style-name="T1">“Let’s go to the past,” </text:span>said the girl and, leaving the restroom, she obeyed.</text:p>
      <text:p text:style-name="Normal"/>
      <text:p text:style-name="Normal">The two of you had arrived to school at around about this time yesterday, but neither of you had come with the intention of attending the morning classes —you seemed to have forgotten that somewhere at home. Instead, you had something else in your minds: a plan.</text:p>
      <text:p text:style-name="Normal">Its first phase had you waltz in through the main gate and, although it was accessory, greet a passing professor like the good students you were, before merrily making your way up the stairs that led to your classroom, reach its door, and walk right past it. Your timing had been fortunate: since it was recess, despite there being lots of people out and about, no one thought much of wandering students. However, your luck ran out when you’d reached the stairwell at the other end of the corridor, as the bell signalled the end of recess. <text:span text:style-name="T1">Good thing I’d accounted for this,</text:span> she’d thought,</text:p>
      <text:p text:style-name="Normal">“Say, when was the last time you played hide-and-seek?” she’d made this question while studying her surroundings.</text:p>
      <text:p text:style-name="Normal">Your reply was an uncertain “hmm, not sure, probably years ago.”</text:p>
      <text:p text:style-name="Normal">“Bzz! Wrong answer!” The fictional buzzer was accompanied by her two index fingers forming an X, “the correct answer is: right now!”</text:p>
      <text:p text:style-name="Normal">To be perfectly fair, what had been about to start wasn’t really a game of hide-and-seek in the traditional sense, it was more like... Two misfits would be hiding from their teachers and the entire school personnel while seeking to reach the off-limits rooftop.</text:p>
      <text:p text:style-name="Normal">“Yup, it’s a game of hide-and-seek all right!” Hers had been less of an explanation and more of a self-affirmation statement, but for some reason you broke into an enthusiastic little applause anyway. This marked the beginning of the second phase of the operation.</text:p>
      <text:p text:style-name="Normal">The school’s main building was simultaneously large, wide and rather tall and, courtesy of its multiple stories and many corridors, it was full of twists and turns as well as blind spots. “In other words, it’s a miniature labyrinth with lots of spaces to retreat to or hide in,” the perfect playground for your game. Of course, not all those spaces were frequented equally, some knew a lot more traffic than others. “Lucky for you, I know this place like the back of my hand,” she grinned.</text:p>
      <text:p text:style-name="Normal">Since classes had just resumed, most passageways were left empty and for a stretch you could proceed with relative impunity. However, she knew from experience that even at times like these, some staff was still liable to be wandering about, maybe in search of a working coffee machine or on some errand they were running. Therefore, the two of you remained cautious; there was no telling when a stray teacher or a rogue honour student could pop out of the shadows.</text:p>
      <text:p text:style-name="Normal">“But caution can only do so much,” because while there were many corners to hide behind, you would still have to go through the long main arteries of this school. In response to this, you’d developed an MO: she would peek behind the corners, while you would keep both eyes and ears peeled for the rear, and when she signalled the “all clear” you would both hurry down the hallway like phantoms. Furthermore, as her experience had also taught her which corridors were the most frequently used, she would sometimes lead you down into lower floors in order to resurface somewhere safer. <text:span text:style-name="T1">I guess this goes to show just how used I am to this, </text:span>she’d smiled to herself sarcastically.</text:p>
      <text:p text:style-name="Normal">At the same time though, it was also a first for her, to have someone else join her in her escapades and to be depended upon. Maybe because it was you, she didn’t really mind it. On the contrary, she was trying harder than usual, much harder; not only was she constantly considering and reconfirming which routes really were the safest, her instincts had become so much sharper that it surprised even herself: at some point, you two were walking down a long hallway when out of nowhere she pulled you into an empty classroom and half-closed the door behind her. Not a minute later, you could hear the janitor whistle by.</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p>
      <text:p text:style-name="Normal"/>
      <text:p text:style-name="Normal"/>
      <text:p text:style-name="Normal"/>
      <text:p text:style-name="Normal"/>
      <text:p text:style-name="Normal"/>
      <text:p text:style-name="Normal"/>
      <text:p text:style-name="Normal">“Feels like a holiday.”</text:p>
      <text:p text:style-name="Normal">“Yup.”</text:p>
      <text:p text:style-name="Normal">It didn’t much matter who’d spoken first; you were sharing the same thoughts. You also shared the chewing gums, and for a while the only conversation you had were *Pop!*’s followed by other *Pop!*’s, as you’d entered a tacit contest of who could make the biggest bubble. </text:p>
      <text:p text:style-name="Normal"/>
      <text:p text:style-name="Normal">“Alright. Shall we go look for your imaginary café?” and extended a hand to her.</text:p>
      <text:p text:style-name="Normal"/>
      <text:p text:style-name="Normal"/>
      <text:p text:style-name="Normal"/>
      <text:p text:style-name="Normal"/>
      <text:p text:style-name="Normal"><text:span text:style-name="T1">Really!? </text:span>♡⸜(˶˃ ᵕ ˂˶)⸝♡</text:p>
      <text:p text:style-name="Normal"/>
      <text:p text:style-name="Normal"><text:span text:style-name="T1">Hmph! </text:span>(¬`‸´¬)</text:p>
      <text:p text:style-name="Normal"/>
      <text:p text:style-name="Normal"> </text:p>
      <text:p text:style-name="Normal"/>
      <text:p text:style-name="Normal"/>
      <text:p text:style-name="Normal"/>
      <text:p text:style-name="Normal"/>
      <text:p text:style-name="Normal">“Do you remember how we first met? It was here, wasn’t it?”</text:p>
      <text:p text:style-name="Normal">「今死んだら後悔しか残ってないさ。」</text:p>
      <text:p text:style-name="Normal">“It’s no big deal, really. It’s just a matter of life and death. I’m debating whether my life is worth living or not. In the grand scheme of things, it’s pretty meaningless.”</text:p>
      <text:p text:style-name="Normal">“Wanna drink a cup of coffee? The school isn’t going anywhere. Although, it would be fun if it did.”</text:p>
      <text:p text:style-name="Normal"/>
      <text:p text:style-name="Normal"/>
      <text:p text:style-name="Normal"/>
      <text:p text:style-name="Normal"/>
      <text:p text:style-name="Normal">I want to take a bite out of your heart, maybe that way I’ll understand it more.</text:p>
      <text:p text:style-name="P1"/>
      <text:p text:style-name="P1">•• • ••</text:p>
      <text:p text:style-name="P1">Node 5: 空き席</text:p>
      <text:p text:style-name="P1"/>
      <text:p text:style-name="P1"/>
      <text:p text:style-name="P1">Part 1, Final Node: 愛はしてた。</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